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353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normal" officeooo:rsid="006af5e9" officeooo:paragraph-rsid="000b95c0"/>
    </style:style>
    <style:style style:name="P2" style:family="paragraph" style:parent-style-name="Text_20_body">
      <style:paragraph-properties fo:margin-top="0cm" fo:margin-bottom="0.353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bold" officeooo:rsid="006be601" officeooo:paragraph-rsid="000b95c0" style:font-weight-asian="bold" style:font-weight-complex="bold"/>
    </style:style>
    <style:style style:name="P3" style:family="paragraph" style:parent-style-name="Text_20_body">
      <style:paragraph-properties fo:margin-top="0cm" fo:margin-bottom="0.353cm" loext:contextual-spacing="false" style:line-height-at-least="0.706cm" fo:text-align="center" style:justify-single-word="false" fo:orphans="2" fo:widows="2" fo:padding="0cm" fo:border="none"/>
      <style:text-properties fo:font-variant="normal" fo:text-transform="none" fo:color="#333333" style:font-name="Helvetica" fo:font-size="14pt" fo:letter-spacing="normal" fo:font-style="normal" fo:font-weight="bold" officeooo:rsid="006ed549" officeooo:paragraph-rsid="000b95c0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normal" officeooo:rsid="006af5e9" officeooo:paragraph-rsid="000b95c0"/>
    </style:style>
    <style:style style:name="P5" style:family="paragraph" style:parent-style-name="Text_20_body">
      <style:paragraph-properties fo:margin-top="0cm" fo:margin-bottom="0cm" loext:contextual-spacing="false" style:line-height-at-least="0.706cm" fo:text-align="center" style:justify-single-word="false" fo:orphans="2" fo:widows="2" fo:padding="0cm" fo:border="none"/>
      <style:text-properties fo:font-variant="normal" fo:text-transform="none" fo:color="#333333" style:font-name="Helvetica" fo:font-size="14pt" fo:letter-spacing="normal" fo:font-style="normal" fo:font-weight="bold" officeooo:rsid="006ed549" officeooo:paragraph-rsid="000b95c0" style:font-size-asian="12.25pt" style:font-weight-asian="bold" style:font-size-complex="14pt" style:font-weight-complex="bold"/>
    </style:style>
    <style:style style:name="P6" style:family="paragraph" style:parent-style-name="Программирование">
      <style:text-properties officeooo:rsid="006ff3e4" officeooo:paragraph-rsid="000b95c0"/>
    </style:style>
    <style:style style:name="P7" style:family="paragraph" style:parent-style-name="Программирование">
      <style:text-properties officeooo:paragraph-rsid="000b95c0"/>
    </style:style>
    <style:style style:name="P8" style:family="paragraph" style:parent-style-name="Preformatted_20_Text">
      <style:paragraph-properties fo:text-align="end" style:justify-single-word="false"/>
      <style:text-properties fo:font-size="14pt" officeooo:rsid="001fc5a3" officeooo:paragraph-rsid="000b95c0" style:font-size-asian="14pt" style:font-size-complex="14pt"/>
    </style:style>
    <style:style style:name="P9" style:family="paragraph" style:parent-style-name="Preformatted_20_Text">
      <style:text-properties officeooo:rsid="001fc5a3" officeooo:paragraph-rsid="000b95c0"/>
    </style:style>
    <style:style style:name="P10" style:family="paragraph" style:parent-style-name="Preformatted_20_Text">
      <style:paragraph-properties fo:text-align="center" style:justify-single-word="false"/>
      <style:text-properties fo:font-size="22pt" officeooo:rsid="001fc5a3" officeooo:paragraph-rsid="000b95c0" style:font-size-asian="22pt" style:font-size-complex="22pt"/>
    </style:style>
    <style:style style:name="P11" style:family="paragraph" style:parent-style-name="Preformatted_20_Text">
      <style:paragraph-properties fo:text-align="end" style:justify-single-word="false"/>
      <style:text-properties fo:font-size="12pt" officeooo:rsid="001fc5a3" officeooo:paragraph-rsid="000b95c0" style:font-size-asian="12pt" style:font-size-complex="12pt"/>
    </style:style>
    <style:style style:name="P12" style:family="paragraph" style:parent-style-name="Preformatted_20_Text">
      <style:paragraph-properties fo:text-align="center" style:justify-single-word="false"/>
      <style:text-properties fo:font-size="12pt" officeooo:rsid="001fc5a3" officeooo:paragraph-rsid="000b95c0" style:font-size-asian="12pt" style:font-size-complex="12pt"/>
    </style:style>
    <style:style style:name="P13" style:family="paragraph" style:parent-style-name="Preformatted_20_Text">
      <style:paragraph-properties fo:text-align="end" style:justify-single-word="false"/>
      <style:text-properties fo:font-size="12pt" officeooo:paragraph-rsid="000b95c0"/>
    </style:style>
    <style:style style:name="P14" style:family="paragraph" style:parent-style-name="Heading_20_2">
      <style:paragraph-properties fo:text-align="center" style:justify-single-word="false"/>
      <style:text-properties officeooo:rsid="007178ea" officeooo:paragraph-rsid="000b95c0"/>
    </style:style>
    <style:style style:name="P15" style:family="paragraph" style:parent-style-name="Heading_20_2">
      <style:paragraph-properties fo:text-align="center" style:justify-single-word="false"/>
      <style:text-properties officeooo:rsid="006ff3e4" officeooo:paragraph-rsid="000b95c0"/>
    </style:style>
    <style:style style:name="P16" style:family="paragraph" style:parent-style-name="Heading_20_1">
      <style:paragraph-properties fo:text-align="center" style:justify-single-word="false"/>
      <style:text-properties officeooo:rsid="006ff3e4" officeooo:paragraph-rsid="000b95c0"/>
    </style:style>
    <style:style style:name="T1" style:family="text">
      <style:text-properties officeooo:rsid="006a6cb2"/>
    </style:style>
    <style:style style:name="T2" style:family="text">
      <style:text-properties officeooo:rsid="00689e41"/>
    </style:style>
    <style:style style:name="T3" style:family="text">
      <style:text-properties officeooo:rsid="001fc5a3" style:font-size-asian="12pt" style:font-size-complex="12pt"/>
    </style:style>
    <style:style style:name="T4" style:family="text">
      <style:text-properties style:font-name="Liberation Mono" officeooo:rsid="001fc5a3" style:font-size-asian="12pt" style:font-size-complex="12pt"/>
    </style:style>
    <style:style style:name="T5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6088c5" style:font-size-asian="12pt" style:font-size-complex="12pt" loext:padding="0cm" loext:border="none"/>
    </style:style>
    <style:style style:name="T6" style:family="text">
      <style:text-properties officeooo:rsid="00335e6d"/>
    </style:style>
    <style:style style:name="T7" style:family="text">
      <style:text-properties officeooo:rsid="006088c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Университет ИТМО</text:p>
      <text:p text:style-name="P8">Кафедра вычислительной техники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>Лабораторная работа №<text:span text:style-name="T1">6</text:span></text:p>
      <text:p text:style-name="P10">по дисциплине «Программирование»</text:p>
      <text:p text:style-name="P10">Вариант: <text:span text:style-name="T2">900</text:span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Выполнил: Юсюмбели Владислав Иванович</text:p>
      <text:p text:style-name="P13"><text:span text:style-name="T3">Проверил:</text:span><text:span text:style-name="T4"> </text:span><text:span text:style-name="T5">Письмак Алексей Евгеньевич</text:span></text:p>
      <text:p text:style-name="P11"/>
      <text:p text:style-name="P11"/>
      <text:p text:style-name="P11"/>
      <text:p text:style-name="P9"/>
      <text:p text:style-name="P9"/>
      <text:p text:style-name="P9"><text:soft-page-break/></text:p>
      <text:p text:style-name="P9"/>
      <text:p text:style-name="P12"><text:span text:style-name="T6">Санкт—Петербург – </text:span>201<text:span text:style-name="T7">7</text:span>г.</text:p>
      <text:list xml:id="list6724142193686881282" text:style-name="L1">
        <text:list-item>
          <text:p text:style-name="P1">Для вывода списка объектов должен использоваться компонент (виджет) TreeView.</text:p>
        </text:list-item>
        <text:list-item>
          <text:p text:style-name="P1">Необходимо реализовать возможность сортировки и фильтрации значений в таблице по каждому из столбцов.</text:p>
        </text:list-item>
        <text:list-item>
          <text:p text:style-name="P1">Интерфейс приложения должен использовать layout VBox, и содержать, как минимум, следующие компоненты (виджеты): <text:tab/><text:tab/><text:tab/>ListView</text:p>
          <text:p text:style-name="P1"><text:tab/><text:tab/>ColorPicker<text:tab/></text:p>
          <text:p text:style-name="P1"><text:tab/><text:tab/>FileChooser</text:p>
        </text:list-item>
      </text:list>
      <text:p text:style-name="P4"><text:tab/><text:tab/><text:tab/>Label</text:p>
      <text:list xml:id="list104916686163497" text:continue-numbering="true" text:style-name="L1">
        <text:list-item>
          <text:p text:style-name="P1">Все действия над коллекцией, реализованные в предыдущей лабораторной работе, в новой версии программы должны быть реализованы в виде отдельных кнопок, полей ввода или пунктов меню в интерфейсе (по согласованию с преподавателем).</text:p>
        </text:list-item>
        <text:list-item>
          <text:p text:style-name="P1">При запуске приложения коллекция должна автоматически заполняться значениями из файла. Все операции файлового ввода / вывода должны выполняться в отдельных потоках.</text:p>
        </text:list-item>
      </text:list>
      <text:p text:style-name="P2">Исходный код программы:</text:p>
      <text:p text:style-name="P3">class lab5</text:p>
      <text:p text:style-name="P7">import GUI.LoginWindow;</text:p>
      <text:p text:style-name="P7">import javafx.application.Application;</text:p>
      <text:p text:style-name="P7">import javafx.stage.Stage;</text:p>
      <text:p text:style-name="P7">public class lab5 extends Application {</text:p>
      <text:p text:style-name="P7"><text:s text:c="4"/>public static void main(String[] args) {</text:p>
      <text:p text:style-name="P7"><text:s text:c="8"/>launch(args);</text:p>
      <text:p text:style-name="P7"><text:s text:c="4"/>}</text:p>
      <text:p text:style-name="P7"><text:s text:c="4"/>@Override</text:p>
      <text:p text:style-name="P7"><text:s text:c="4"/>public void start(Stage primaryStage) throws Exception {</text:p>
      <text:p text:style-name="P7"><text:s text:c="8"/>new LoginWindow(primaryStage).run();</text:p>
      <text:p text:style-name="P7"><text:s text:c="4"/>}</text:p>
      <text:p text:style-name="P7">}</text:p>
      <text:p text:style-name="P7"/>
      <text:p text:style-name="P7">class AddObjects</text:p>
      <text:p text:style-name="P7">package commands;</text:p>
      <text:p text:style-name="P7"/>
      <text:p text:style-name="P7"/>
      <text:h text:style-name="P14" text:outline-level="2">class AddObjects</text:h>
      <text:p text:style-name="P7">import com.google.gson.Gson;</text:p>
      <text:p text:style-name="P7"><text:soft-page-break/>import com.google.gson.GsonBuilder;</text:p>
      <text:p text:style-name="P7">import com.google.gson.JsonSyntaxException;</text:p>
      <text:p text:style-name="P7"/>
      <text:p text:style-name="P7">import java.io.*;</text:p>
      <text:p text:style-name="P7"/>
      <text:p text:style-name="P7">import GUI.*;</text:p>
      <text:p text:style-name="P7">import deprecated.People;</text:p>
      <text:p text:style-name="P7">import javafx.geometry.Insets;</text:p>
      <text:p text:style-name="P7">import javafx.scene.Scene;</text:p>
      <text:p text:style-name="P7">import javafx.scene.control.*;</text:p>
      <text:p text:style-name="P7">import javafx.scene.input.KeyCode;</text:p>
      <text:p text:style-name="P7">import javafx.scene.layout.HBox;</text:p>
      <text:p text:style-name="P7">import javafx.scene.layout.VBox;</text:p>
      <text:p text:style-name="P7">import javafx.scene.text.Font;</text:p>
      <text:p text:style-name="P7">import javafx.scene.text.FontWeight;</text:p>
      <text:p text:style-name="P7">import javafx.stage.Stage;</text:p>
      <text:p text:style-name="P7"/>
      <text:p text:style-name="P7">/**</text:p>
      <text:p text:style-name="P7"><text:s/>* Created by slavik on 22.02.17.</text:p>
      <text:p text:style-name="P7"><text:s/>*/</text:p>
      <text:p text:style-name="P7"/>
      <text:p text:style-name="P7">public class AddObjects {</text:p>
      <text:p text:style-name="P7"><text:s text:c="4"/>private static Gson gson = new GsonBuilder().create();</text:p>
      <text:p text:style-name="P7"><text:s text:c="4"/>private Stage dataStage = null;</text:p>
      <text:p text:style-name="P7"><text:s text:c="4"/>private TextField keyTextField = new TextField();</text:p>
      <text:p text:style-name="P7"/>
      <text:p text:style-name="P7"/>
      <text:p text:style-name="P7"><text:s text:c="4"/>/**</text:p>
      <text:p text:style-name="P7"><text:s text:c="5"/>* Команда: add_if_max.</text:p>
      <text:p text:style-name="P7"><text:s text:c="5"/>* Добавляет новый элемент в коллекцию, если его значение превышает значение наибольшего элемента этой коллекции.</text:p>
      <text:p text:style-name="P7"><text:s text:c="5"/>*</text:p>
      <text:p text:style-name="P7"><text:s text:c="5"/>* @param peopleTree Ожидается TreeView&lt;Container&gt; для изменения содержимого</text:p>
      <text:p text:style-name="P7"><text:s text:c="5"/>* @version 3.0</text:p>
      <text:p text:style-name="P7"><text:s text:c="5"/>*/</text:p>
      <text:p text:style-name="P7"><text:s text:c="4"/>public void addIfMax(TreeView&lt;Container&gt; peopleTree) {</text:p>
      <text:p text:style-name="P7"><text:s text:c="8"/>if (dataStage == null) {</text:p>
      <text:p text:style-name="P7"><text:s text:c="12"/>readDataFromTextField(1, peopleTree);</text:p>
      <text:p text:style-name="P7"><text:s text:c="8"/>} else {</text:p>
      <text:p text:style-name="P7"><text:s text:c="12"/>dataStage.toFront();</text:p>
      <text:p text:style-name="P7"><text:s text:c="8"/>}</text:p>
      <text:p text:style-name="P7"><text:s text:c="4"/>}</text:p>
      <text:p text:style-name="P7"/>
      <text:p text:style-name="P7"><text:s text:c="4"/>/**</text:p>
      <text:p text:style-name="P7"><text:s text:c="5"/>* Команда add_if_min.</text:p>
      <text:p text:style-name="P7"><text:s text:c="5"/>* Добавляет новый элемент в коллекцию, если его значение меньше, чем у наименьшего элемента этой коллекции.</text:p>
      <text:p text:style-name="P7"><text:s text:c="5"/>*</text:p>
      <text:p text:style-name="P7"><text:s text:c="5"/>* @param peopleTree Ожидается TreeView&lt;Container&gt; для изменения содержимого</text:p>
      <text:p text:style-name="P7"><text:s text:c="5"/>* @version 2.0</text:p>
      <text:p text:style-name="P7"><text:s text:c="5"/>*/</text:p>
      <text:p text:style-name="P7"><text:s text:c="4"/>public void addIfMin(TreeView&lt;Container&gt; peopleTree) {</text:p>
      <text:p text:style-name="P7"><text:s text:c="8"/>if (dataStage == null) {</text:p>
      <text:p text:style-name="P7"><text:s text:c="12"/>readDataFromTextField(2, peopleTree);</text:p>
      <text:p text:style-name="P7"><text:s text:c="8"/>} else {</text:p>
      <text:p text:style-name="P7"><text:s text:c="12"/>dataStage.toFront();</text:p>
      <text:p text:style-name="P7"><text:s text:c="8"/>}</text:p>
      <text:p text:style-name="P7"><text:s text:c="4"/>}</text:p>
      <text:p text:style-name="P7"/>
      <text:p text:style-name="P7"><text:s text:c="4"/>private void readDataFromTextField(int min, TreeView&lt;Container&gt; peopleTree) {</text:p>
      <text:p text:style-name="P7"><text:s text:c="8"/>dataStage = new Stage();</text:p>
      <text:p text:style-name="P7"/>
      <text:p text:style-name="P7"/>
      <text:p text:style-name="P7"><text:s text:c="8"/>Label keyLabel = new Label("Please, enter Object");</text:p>
      <text:p text:style-name="P7"><text:s text:c="8"/>keyLabel.setFont(Font.font("Helvetica", FontWeight.LIGHT, 16));</text:p>
      <text:p text:style-name="P7"/>
      <text:p text:style-name="P7"><text:s text:c="8"/>keyTextField.setPromptText("{name=\"name\";age=1}");</text:p>
      <text:p text:style-name="P7"/>
      <text:p text:style-name="P7"/>
      <text:p text:style-name="P7"><text:s text:c="8"/>Button buttonOK = new Button("OK");</text:p>
      <text:p text:style-name="P7"><text:s text:c="8"/>HBox buttonOKHBox = new HBox(buttonOK);</text:p>
      <text:p text:style-name="P7"><text:s text:c="8"/>buttonOKHBox.setPadding(new Insets(0, 9, 0, 255));</text:p>
      <text:p text:style-name="P7"/>
      <text:p text:style-name="P7"><text:soft-page-break/><text:s text:c="8"/>buttonOK.setOnKeyPressed(event -&gt; {</text:p>
      <text:p text:style-name="P7"><text:s text:c="12"/>if (event.getCode() == KeyCode.ENTER) {</text:p>
      <text:p text:style-name="P7"><text:s text:c="16"/>addToCollection(min, peopleTree, keyTextField);</text:p>
      <text:p text:style-name="P7"><text:s text:c="12"/>}</text:p>
      <text:p text:style-name="P7"><text:s text:c="8"/>});</text:p>
      <text:p text:style-name="P7"/>
      <text:p text:style-name="P7"><text:s text:c="8"/>buttonOK.setOnMouseClicked(event -&gt; addToCollection(min, peopleTree, keyTextField));</text:p>
      <text:p text:style-name="P7"/>
      <text:p text:style-name="P7"><text:s text:c="8"/>VBox enterKeyVBox = new VBox(keyLabel, keyTextField, buttonOKHBox);</text:p>
      <text:p text:style-name="P7"><text:s text:c="8"/>enterKeyVBox.setSpacing(5);</text:p>
      <text:p text:style-name="P7"/>
      <text:p text:style-name="P7"><text:s text:c="8"/>dataStage.setTitle("Object");</text:p>
      <text:p text:style-name="P7"><text:s text:c="8"/>dataStage.centerOnScreen();</text:p>
      <text:p text:style-name="P7"><text:s text:c="8"/>dataStage.setScene(new Scene(enterKeyVBox, 300, 90));</text:p>
      <text:p text:style-name="P7"><text:s text:c="8"/>dataStage.toFront();</text:p>
      <text:p text:style-name="P7"><text:s text:c="8"/>dataStage.setMaximized(false);</text:p>
      <text:p text:style-name="P7"><text:s text:c="8"/>dataStage.setResizable(false);</text:p>
      <text:p text:style-name="P7"><text:s text:c="8"/>dataStage.show();</text:p>
      <text:p text:style-name="P7"><text:s text:c="8"/>dataStage.setOnCloseRequest(event -&gt; dataStage = null);</text:p>
      <text:p text:style-name="P7"><text:s text:c="4"/>}</text:p>
      <text:p text:style-name="P7"/>
      <text:p text:style-name="P7"><text:s text:c="4"/>private void addToCollection(int min, TreeView&lt;Container&gt; peopleTree, TextField keyTextField) {</text:p>
      <text:p text:style-name="P7"><text:s text:c="8"/>String data = keyTextField.getText();</text:p>
      <text:p text:style-name="P7"><text:s text:c="8"/>try {</text:p>
      <text:p text:style-name="P7"><text:s text:c="12"/>People people = gson.fromJson(data, People.class);</text:p>
      <text:p text:style-name="P7"><text:s text:c="12"/>if (people == null) {</text:p>
      <text:p text:style-name="P7"><text:s text:c="16"/>throw new NullPointerException();</text:p>
      <text:p text:style-name="P7"><text:s text:c="12"/>}</text:p>
      <text:p text:style-name="P7"/>
      <text:p text:style-name="P7"><text:s text:c="12"/>boolean flag = true;</text:p>
      <text:p text:style-name="P7"/>
      <text:p text:style-name="P7"><text:s text:c="12"/>switch (min) {</text:p>
      <text:p text:style-name="P7"><text:s text:c="16"/>case 1:</text:p>
      <text:p text:style-name="P7"><text:s text:c="20"/>for (People peopleCollection : Storage.getInstanceOf().getFamily().values()) {</text:p>
      <text:p text:style-name="P7"><text:s text:c="24"/>if (peopleCollection.getAge() &gt; people.getAge()) {</text:p>
      <text:p text:style-name="P7"><text:s text:c="28"/>flag = false;</text:p>
      <text:p text:style-name="P7"><text:s text:c="28"/>break;</text:p>
      <text:p text:style-name="P7"><text:s text:c="24"/>}</text:p>
      <text:p text:style-name="P7"><text:s text:c="20"/>}</text:p>
      <text:p text:style-name="P7"><text:s text:c="20"/>break;</text:p>
      <text:p text:style-name="P7"><text:s text:c="16"/>case 2:</text:p>
      <text:p text:style-name="P7"><text:s text:c="20"/>for (People peopleCollection : Storage.getInstanceOf().getFamily().values()) {</text:p>
      <text:p text:style-name="P7"><text:s text:c="24"/>if (peopleCollection.getAge() &lt; people.getAge()) {</text:p>
      <text:p text:style-name="P7"><text:s text:c="28"/>flag = false;</text:p>
      <text:p text:style-name="P7"><text:s text:c="28"/>break;</text:p>
      <text:p text:style-name="P7"><text:s text:c="24"/>}</text:p>
      <text:p text:style-name="P7"><text:s text:c="20"/>}</text:p>
      <text:p text:style-name="P7"><text:s text:c="20"/>break;</text:p>
      <text:p text:style-name="P7"><text:s text:c="12"/>}</text:p>
      <text:p text:style-name="P7"/>
      <text:p text:style-name="P7"/>
      <text:p text:style-name="P7"><text:s text:c="12"/>if (flag) {</text:p>
      <text:p text:style-name="P7"><text:s text:c="16"/>switch (min) {</text:p>
      <text:p text:style-name="P7"><text:s text:c="20"/>case 1: {</text:p>
      <text:p text:style-name="P7"><text:s text:c="24"/>Storage.getInstanceOf().getFamily().put(String.valueOf(Storage.getInstanceOf().getFamily().size()), people);</text:p>
      <text:p text:style-name="P7"><text:s text:c="24"/>break;</text:p>
      <text:p text:style-name="P7"><text:s text:c="20"/>}</text:p>
      <text:p text:style-name="P7"><text:s text:c="20"/>case 2: {</text:p>
      <text:p text:style-name="P7"><text:s text:c="24"/>Storage.getInstanceOf().getFamily().put(String.valueOf(Storage.getInstanceOf().getFamily().size()), people);</text:p>
      <text:p text:style-name="P7"><text:s text:c="20"/>}</text:p>
      <text:p text:style-name="P7"><text:s text:c="16"/>}</text:p>
      <text:p text:style-name="P7"><text:s text:c="16"/>new ShowAlert(Alert.AlertType.INFORMATION,"Done", "Объект успешно добавлен \n ");</text:p>
      <text:p text:style-name="P7"><text:s text:c="12"/>} else {</text:p>
      <text:p text:style-name="P7"><text:s text:c="16"/>new ShowAlert(Alert.AlertType.INFORMATION, "Done", "Объект не добавлен\n ");</text:p>
      <text:p text:style-name="P7"><text:s text:c="12"/>}</text:p>
      <text:p text:style-name="P7"><text:s text:c="8"/>} catch (JsonSyntaxException ex) {</text:p>
      <text:p text:style-name="P7"><text:s text:c="12"/>new ShowAlert(Alert.AlertType.ERROR, "Error", "Не удалось распознать объект,\nпроверьте корректность данных");</text:p>
      <text:p text:style-name="P7"><text:s text:c="8"/>} catch (NullPointerException ex) {</text:p>
      <text:p text:style-name="P7"><text:s text:c="12"/>new ShowAlert(Alert.AlertType.ERROR, "Error", "\nНе ввели данные об объекте");</text:p>
      <text:p text:style-name="P7"><text:s text:c="8"/>}</text:p>
      <text:p text:style-name="P7"><text:soft-page-break/></text:p>
      <text:p text:style-name="P7"><text:s text:c="8"/>peopleTree.setRoot(MainWindow.getTreeForPeople());</text:p>
      <text:p text:style-name="P7"><text:s text:c="8"/>dataStage.close();</text:p>
      <text:p text:style-name="P7"><text:s text:c="8"/>dataStage = null;</text:p>
      <text:p text:style-name="P7"><text:s text:c="4"/>}</text:p>
      <text:p text:style-name="P7">}</text:p>
      <text:p text:style-name="P7"/>
      <text:p text:style-name="P5">class ImportObjects</text:p>
      <text:p text:style-name="P6">package commands;</text:p>
      <text:p text:style-name="P6"/>
      <text:p text:style-name="P6">import GUI.Container;</text:p>
      <text:p text:style-name="P6">import GUI.NoFileSelectedExceprion;</text:p>
      <text:p text:style-name="P6">import javafx.scene.control.Alert;</text:p>
      <text:p text:style-name="P6">import javafx.scene.control.TreeView;</text:p>
      <text:p text:style-name="P6">import javafx.stage.FileChooser;</text:p>
      <text:p text:style-name="P6"/>
      <text:p text:style-name="P6">import java.io.File;</text:p>
      <text:p text:style-name="P6"/>
      <text:p text:style-name="P6">public class ImportObjects {</text:p>
      <text:p text:style-name="P6"/>
      <text:p text:style-name="P6"><text:s text:c="4"/>/**</text:p>
      <text:p text:style-name="P6"><text:s text:c="5"/>* Команда import.</text:p>
      <text:p text:style-name="P6"><text:s text:c="5"/>* добавляет в коллекцию все данные из файла.</text:p>
      <text:p text:style-name="P6"><text:s text:c="5"/>*</text:p>
      <text:p text:style-name="P6"><text:s text:c="5"/>* @param peopleTree Ожидается TreeView&lt;Container&gt; для изменения содержимого</text:p>
      <text:p text:style-name="P6"><text:s text:c="5"/>* @version 3.0</text:p>
      <text:p text:style-name="P6"><text:s text:c="5"/>*/</text:p>
      <text:p text:style-name="P6"><text:s text:c="4"/>public void importAllFromFile(TreeView&lt;Container&gt; peopleTree) {</text:p>
      <text:p text:style-name="P6"><text:s text:c="8"/>FileChooser fileChooser = new FileChooser();</text:p>
      <text:p text:style-name="P6"><text:s text:c="8"/>File selectedFile = fileChooser.showOpenDialog(null);</text:p>
      <text:p text:style-name="P6"/>
      <text:p text:style-name="P6"><text:s text:c="8"/>if (selectedFile == null) {</text:p>
      <text:p text:style-name="P6"><text:s text:c="12"/>try {</text:p>
      <text:p text:style-name="P6"><text:s text:c="16"/>throw new NoFileSelectedExceprion("Произошла ошибка, не был выбран файл\n ");</text:p>
      <text:p text:style-name="P6"><text:s text:c="12"/>} catch (NoFileSelectedExceprion noFileSelected) {</text:p>
      <text:p text:style-name="P6"><text:s text:c="16"/>new ShowAlert(Alert.AlertType.ERROR, "Error", noFileSelected.getMessage());</text:p>
      <text:p text:style-name="P6"><text:s text:c="12"/>}</text:p>
      <text:p text:style-name="P6"><text:s text:c="8"/>} else {</text:p>
      <text:p text:style-name="P6"><text:s text:c="12"/>ReadFromFile readFromFile = new ReadFromFile();</text:p>
      <text:p text:style-name="P6"><text:s text:c="12"/>readFromFile.fieldData(selectedFile, peopleTree);</text:p>
      <text:p text:style-name="P6"><text:s text:c="12"/>Thread thread = new Thread(readFromFile);</text:p>
      <text:p text:style-name="P6"><text:s text:c="12"/>thread.start();</text:p>
      <text:p text:style-name="P6"><text:s text:c="12"/>try {</text:p>
      <text:p text:style-name="P6"><text:s text:c="16"/>thread.join();</text:p>
      <text:p text:style-name="P6"><text:s text:c="12"/>} catch (InterruptedException e) {</text:p>
      <text:p text:style-name="P6"><text:s text:c="16"/>e.printStackTrace();</text:p>
      <text:p text:style-name="P6"><text:s text:c="12"/>}</text:p>
      <text:p text:style-name="P6">// <text:s text:c="11"/>new Thread(readFromFile).start();</text:p>
      <text:p text:style-name="P6"><text:s text:c="8"/>}</text:p>
      <text:p text:style-name="P6"><text:s text:c="4"/>}</text:p>
      <text:p text:style-name="P6">}</text:p>
      <text:p text:style-name="P6"/>
      <text:h text:style-name="P16" text:outline-level="1">class IsertObjects</text:h>
      <text:p text:style-name="P6">package commands;</text:p>
      <text:p text:style-name="P6"/>
      <text:p text:style-name="P6">import GUI.Container;</text:p>
      <text:p text:style-name="P6">import GUI.MainWindow;</text:p>
      <text:p text:style-name="P6">import GUI.Storage;</text:p>
      <text:p text:style-name="P6">import com.google.gson.Gson;</text:p>
      <text:p text:style-name="P6">import com.google.gson.GsonBuilder;</text:p>
      <text:p text:style-name="P6">import com.google.gson.JsonSyntaxException;</text:p>
      <text:p text:style-name="P6">import deprecated.People;</text:p>
      <text:p text:style-name="P6">import javafx.geometry.Insets;</text:p>
      <text:p text:style-name="P6">import javafx.scene.Scene;</text:p>
      <text:p text:style-name="P6">import javafx.scene.control.*;</text:p>
      <text:p text:style-name="P6">import javafx.scene.input.KeyCode;</text:p>
      <text:p text:style-name="P6">import javafx.scene.layout.HBox;</text:p>
      <text:p text:style-name="P6">import javafx.scene.layout.VBox;</text:p>
      <text:p text:style-name="P6">import javafx.scene.text.Font;</text:p>
      <text:p text:style-name="P6"><text:soft-page-break/>import javafx.scene.text.FontWeight;</text:p>
      <text:p text:style-name="P6">import javafx.stage.Stage;</text:p>
      <text:p text:style-name="P6"/>
      <text:p text:style-name="P6">public class InsertObject {</text:p>
      <text:p text:style-name="P6"><text:s text:c="4"/>private static Gson gson = new GsonBuilder().create();</text:p>
      <text:p text:style-name="P6"><text:s text:c="4"/>private Stage dataStage = null;</text:p>
      <text:p text:style-name="P6"/>
      <text:p text:style-name="P6"><text:s text:c="4"/>/**</text:p>
      <text:p text:style-name="P6"><text:s text:c="5"/>* Команда insert.</text:p>
      <text:p text:style-name="P6"><text:s text:c="5"/>* Добавляет новый элемент с заданным ключом.</text:p>
      <text:p text:style-name="P6"><text:s text:c="5"/>*</text:p>
      <text:p text:style-name="P6"><text:s text:c="5"/>* @param peopleTree Ожидается TreeView&lt;Container&gt; для изменения содержимого</text:p>
      <text:p text:style-name="P6"><text:s text:c="5"/>* @version 3.0</text:p>
      <text:p text:style-name="P6"><text:s text:c="5"/>*/</text:p>
      <text:p text:style-name="P6"><text:s text:c="4"/>public void insertNewObject(TreeView&lt;Container&gt; peopleTree) {</text:p>
      <text:p text:style-name="P6"><text:s text:c="8"/>if (dataStage == null) {</text:p>
      <text:p text:style-name="P6"><text:s text:c="12"/>readKeyAndObject(peopleTree);</text:p>
      <text:p text:style-name="P6"><text:s text:c="8"/>} else {</text:p>
      <text:p text:style-name="P6"><text:s text:c="12"/>dataStage.toFront();</text:p>
      <text:p text:style-name="P6"><text:s text:c="8"/>}</text:p>
      <text:p text:style-name="P6"><text:s text:c="4"/>}</text:p>
      <text:p text:style-name="P6"/>
      <text:p text:style-name="P6"/>
      <text:p text:style-name="P6"><text:s text:c="4"/>private void readKeyAndObject(TreeView&lt;Container&gt; peopleTree) {</text:p>
      <text:p text:style-name="P6"><text:s text:c="8"/>dataStage = new Stage();</text:p>
      <text:p text:style-name="P6"/>
      <text:p text:style-name="P6"/>
      <text:p text:style-name="P6"><text:s text:c="8"/>Label keyLabel = new Label("Please, enter Data");</text:p>
      <text:p text:style-name="P6"><text:s text:c="8"/>keyLabel.setFont(Font.font("Helvetica", FontWeight.LIGHT, 16));</text:p>
      <text:p text:style-name="P6"/>
      <text:p text:style-name="P6"/>
      <text:p text:style-name="P6"><text:s text:c="8"/>TextField keyTextField = new TextField();</text:p>
      <text:p text:style-name="P6"><text:s text:c="8"/>keyTextField.setPromptText("Key");</text:p>
      <text:p text:style-name="P6"/>
      <text:p text:style-name="P6"><text:s text:c="8"/>TextField objectTextField = new TextField();</text:p>
      <text:p text:style-name="P6"><text:s text:c="8"/>objectTextField.setPromptText("{name=\"name\";age=1}");</text:p>
      <text:p text:style-name="P6"/>
      <text:p text:style-name="P6"/>
      <text:p text:style-name="P6"><text:s text:c="8"/>Button buttonOK = new Button("OK");</text:p>
      <text:p text:style-name="P6"><text:s text:c="8"/>HBox buttonOKHBox = new HBox(buttonOK);</text:p>
      <text:p text:style-name="P6"><text:s text:c="8"/>buttonOKHBox.setPadding(new Insets(0, 9, 0, 255));</text:p>
      <text:p text:style-name="P6"/>
      <text:p text:style-name="P6"/>
      <text:p text:style-name="P6"><text:s text:c="8"/>buttonOK.setOnKeyPressed(event -&gt; {</text:p>
      <text:p text:style-name="P6"><text:s text:c="12"/>if (event.getCode() == KeyCode.ENTER) {</text:p>
      <text:p text:style-name="P6"><text:s text:c="16"/>insertToCollection(peopleTree, objectTextField, keyTextField);</text:p>
      <text:p text:style-name="P6"><text:s text:c="12"/>}</text:p>
      <text:p text:style-name="P6"><text:s text:c="8"/>});</text:p>
      <text:p text:style-name="P6"/>
      <text:p text:style-name="P6"/>
      <text:p text:style-name="P6"><text:s text:c="8"/>buttonOK.setOnMouseClicked(event -&gt; insertToCollection(peopleTree, objectTextField, keyTextField));</text:p>
      <text:p text:style-name="P6"/>
      <text:p text:style-name="P6"><text:s text:c="8"/>VBox enterKeyVBox = new VBox(keyLabel, keyTextField, objectTextField, buttonOKHBox);</text:p>
      <text:p text:style-name="P6"><text:s text:c="8"/>enterKeyVBox.setSpacing(5);</text:p>
      <text:p text:style-name="P6"/>
      <text:p text:style-name="P6"><text:s text:c="8"/>dataStage.setTitle("Object");</text:p>
      <text:p text:style-name="P6"><text:s text:c="8"/>dataStage.centerOnScreen();</text:p>
      <text:p text:style-name="P6"><text:s text:c="8"/>dataStage.setScene(new Scene(enterKeyVBox, 300, 120));</text:p>
      <text:p text:style-name="P6"><text:s text:c="8"/>dataStage.toFront();</text:p>
      <text:p text:style-name="P6"><text:s text:c="8"/>dataStage.setMaximized(false);</text:p>
      <text:p text:style-name="P6"><text:s text:c="8"/>dataStage.setResizable(false);</text:p>
      <text:p text:style-name="P6"><text:s text:c="8"/>dataStage.show();</text:p>
      <text:p text:style-name="P6"><text:s text:c="8"/>dataStage.setOnCloseRequest(event -&gt; dataStage = null);</text:p>
      <text:p text:style-name="P6"><text:s text:c="4"/>}</text:p>
      <text:p text:style-name="P6"/>
      <text:p text:style-name="P6"><text:s text:c="4"/>private void insertToCollection(TreeView&lt;Container&gt; peopleTree, TextField objectTextField, TextField keyTextField) {</text:p>
      <text:p text:style-name="P6"><text:s text:c="8"/>String object = objectTextField.getText();</text:p>
      <text:p text:style-name="P6"><text:s text:c="8"/>String key = keyTextField.getText();</text:p>
      <text:p text:style-name="P6"/>
      <text:p text:style-name="P6"><text:s text:c="8"/>try {</text:p>
      <text:p text:style-name="P6"><text:s text:c="12"/>People people = gson.fromJson(object, People.class);</text:p>
      <text:p text:style-name="P6"><text:s text:c="12"/>if (people == null) {</text:p>
      <text:p text:style-name="P6"><text:soft-page-break/><text:s text:c="16"/>throw new NullPointerException();</text:p>
      <text:p text:style-name="P6"><text:s text:c="12"/>}</text:p>
      <text:p text:style-name="P6"><text:s text:c="12"/>Storage.getInstanceOf().getFamily().put(key, people);</text:p>
      <text:p text:style-name="P6"><text:s text:c="12"/>peopleTree.setRoot(MainWindow.getTreeForPeople());</text:p>
      <text:p text:style-name="P6"><text:s text:c="12"/>new ShowAlert(Alert.AlertType.INFORMATION, "Done", "\nОбъект успешно добавлен");</text:p>
      <text:p text:style-name="P6"><text:s text:c="8"/>} catch (NullPointerException ex) {</text:p>
      <text:p text:style-name="P6"><text:s text:c="12"/>new ShowAlert(Alert.AlertType.ERROR,"Error", "Не ввели данные об объекте");</text:p>
      <text:p text:style-name="P6"><text:s text:c="8"/>} catch (JsonSyntaxException ex) {</text:p>
      <text:p text:style-name="P6"><text:s text:c="12"/>new ShowAlert(Alert.AlertType.ERROR, "Error", "Не удалось распознать объект, \nпроверьте корректность данных");</text:p>
      <text:p text:style-name="P6"><text:s text:c="8"/>}</text:p>
      <text:p text:style-name="P6"><text:s text:c="8"/>dataStage.close();</text:p>
      <text:p text:style-name="P6"><text:s text:c="8"/>dataStage = null;</text:p>
      <text:p text:style-name="P6"><text:s text:c="4"/>}</text:p>
      <text:p text:style-name="P6">}</text:p>
      <text:p text:style-name="P6"/>
      <text:h text:style-name="P16" text:outline-level="1">class OtherMethods</text:h>
      <text:p text:style-name="P6">package commands;</text:p>
      <text:p text:style-name="P6"/>
      <text:p text:style-name="P6">import GUI.Container;</text:p>
      <text:p text:style-name="P6">import GUI.MainWindow;</text:p>
      <text:p text:style-name="P6">import GUI.Storage;</text:p>
      <text:p text:style-name="P6">import deprecated.People;</text:p>
      <text:p text:style-name="P6">import deprecated.Place;</text:p>
      <text:p text:style-name="P6">import javafx.scene.control.Alert;</text:p>
      <text:p text:style-name="P6">import javafx.scene.control.TreeView;</text:p>
      <text:p text:style-name="P6">import javafx.stage.Stage;</text:p>
      <text:p text:style-name="P6"/>
      <text:p text:style-name="P6">/**</text:p>
      <text:p text:style-name="P6"><text:s/>* Created by slavik on 05.04.17.</text:p>
      <text:p text:style-name="P6"><text:s/>*/</text:p>
      <text:p text:style-name="P6">public class OtherMethods {</text:p>
      <text:p text:style-name="P6"><text:s text:c="4"/>private Stage dataStage = null;</text:p>
      <text:p text:style-name="P6"/>
      <text:p text:style-name="P6"/>
      <text:p text:style-name="P6"><text:s text:c="4"/>/**</text:p>
      <text:p text:style-name="P6"><text:s text:c="5"/>* Команда clear.</text:p>
      <text:p text:style-name="P6"><text:s text:c="5"/>* Очищает коллекцию.</text:p>
      <text:p text:style-name="P6"><text:s text:c="5"/>*@param peopleTree Ожидается TreeView&lt;Container&gt; для изменения содержимого</text:p>
      <text:p text:style-name="P6"><text:s text:c="5"/>* @version 3.0</text:p>
      <text:p text:style-name="P6"><text:s text:c="5"/>* @since 1.0</text:p>
      <text:p text:style-name="P6"><text:s text:c="5"/>*/</text:p>
      <text:p text:style-name="P6"><text:s text:c="4"/>public void clear(TreeView&lt;Container&gt; peopleTree) {</text:p>
      <text:p text:style-name="P6"><text:s text:c="8"/>int size = Storage.getInstanceOf().getFamily().size();</text:p>
      <text:p text:style-name="P6"><text:s text:c="8"/>Storage.getInstanceOf().getFamily().clear();</text:p>
      <text:p text:style-name="P6"><text:s text:c="8"/>new ShowAlert(Alert.AlertType.INFORMATION, "Done", "Коллекция очищена. \nУдалено " + size + " объектов");</text:p>
      <text:p text:style-name="P6"><text:s text:c="8"/>peopleTree.setRoot(MainWindow.getTreeForPeople());</text:p>
      <text:p text:style-name="P6"><text:s text:c="4"/>}</text:p>
      <text:p text:style-name="P6"/>
      <text:p text:style-name="P6"><text:s text:c="4"/>/**</text:p>
      <text:p text:style-name="P6"><text:s text:c="5"/>* Команда save.</text:p>
      <text:p text:style-name="P6"><text:s text:c="5"/>* Сохраняет весь объект типа {@link Storage} в файл.</text:p>
      <text:p text:style-name="P6"><text:s text:c="5"/>*</text:p>
      <text:p text:style-name="P6"><text:s text:c="5"/>* @version 3.0</text:p>
      <text:p text:style-name="P6"><text:s text:c="5"/>*/</text:p>
      <text:p text:style-name="P6"><text:s text:c="4"/>public void save() {</text:p>
      <text:p text:style-name="P6"><text:s text:c="8"/>new Thread(new SaveDataToFile()).start();</text:p>
      <text:p text:style-name="P6"><text:s text:c="8"/>new ShowAlert(Alert.AlertType.INFORMATION, "Done", "Коллекция 'family' будет сохранена в файл: \nobjects");</text:p>
      <text:p text:style-name="P6"><text:s text:c="4"/>}</text:p>
      <text:p text:style-name="P6"/>
      <text:p text:style-name="P6"><text:s text:c="4"/>/**</text:p>
      <text:p text:style-name="P6"><text:s text:c="5"/>* Команда load.</text:p>
      <text:p text:style-name="P6"><text:s text:c="5"/>* Загружает дефолтные объекты типа {@link Storage} данные в коллекцию.</text:p>
      <text:p text:style-name="P6"><text:s text:c="5"/>*</text:p>
      <text:p text:style-name="P6"><text:s text:c="5"/>*@param peopleTree Ожидается TreeView&lt;Container&gt; для изменения содержимого</text:p>
      <text:p text:style-name="P6"><text:s text:c="5"/>* @version 3.0</text:p>
      <text:p text:style-name="P6"><text:s text:c="5"/>*/</text:p>
      <text:p text:style-name="P6"><text:s text:c="4"/>public void loadDefaultObjects(TreeView&lt;Container&gt; peopleTree) {</text:p>
      <text:p text:style-name="P6"><text:soft-page-break/><text:s text:c="8"/>People x = new People();</text:p>
      <text:p text:style-name="P6"/>
      <text:p text:style-name="P6"><text:s text:c="8"/>for (int i = 0; i &lt; Storage.getInstanceOf().getАllPlaces(); i++) {</text:p>
      <text:p text:style-name="P6"><text:s text:c="12"/>Storage.getInstanceOf().getPlaces().add(new Place());</text:p>
      <text:p text:style-name="P6"><text:s text:c="8"/>}</text:p>
      <text:p text:style-name="P6"/>
      <text:p text:style-name="P6"><text:s text:c="8"/>x.setName("Малыш");</text:p>
      <text:p text:style-name="P6"><text:s text:c="8"/>x.setAge((byte) 7);</text:p>
      <text:p text:style-name="P6"><text:s text:c="8"/>Storage.getInstanceOf().getPlaces().get(0).setFull(x);</text:p>
      <text:p text:style-name="P6"><text:s text:c="8"/>Storage.getInstanceOf().getFamily().put("0", x);</text:p>
      <text:p text:style-name="P6"/>
      <text:p text:style-name="P6"><text:s text:c="8"/>x = new People();</text:p>
      <text:p text:style-name="P6"><text:s text:c="8"/>x.setName("мама");</text:p>
      <text:p text:style-name="P6"><text:s text:c="8"/>x.setAge((byte) 31);</text:p>
      <text:p text:style-name="P6"><text:s text:c="8"/>Storage.getInstanceOf().getPlaces().get(1).setFull(x);</text:p>
      <text:p text:style-name="P6"><text:s text:c="8"/>Storage.getInstanceOf().getFamily().put("1", x);</text:p>
      <text:p text:style-name="P6"><text:s text:c="8"/>Storage.getInstanceOf().getFamilyOfChild().put(0, x);</text:p>
      <text:p text:style-name="P6"/>
      <text:p text:style-name="P6"><text:s text:c="8"/>x = new People();</text:p>
      <text:p text:style-name="P6"><text:s text:c="8"/>x.setName("Папа");</text:p>
      <text:p text:style-name="P6"><text:s text:c="8"/>x.setAge((byte) 32);</text:p>
      <text:p text:style-name="P6"><text:s text:c="8"/>Storage.getInstanceOf().getPlaces().get(2).setFull(x);</text:p>
      <text:p text:style-name="P6"><text:s text:c="8"/>Storage.getInstanceOf().getFamily().put("2", x);</text:p>
      <text:p text:style-name="P6"><text:s text:c="8"/>Storage.getInstanceOf().getFamilyOfChild().put(1, x);</text:p>
      <text:p text:style-name="P6"/>
      <text:p text:style-name="P6"><text:s text:c="8"/>x = new People();</text:p>
      <text:p text:style-name="P6"><text:s text:c="8"/>x.setName("Босс");</text:p>
      <text:p text:style-name="P6"><text:s text:c="8"/>x.setAge((byte) 23);</text:p>
      <text:p text:style-name="P6"><text:s text:c="8"/>Storage.getInstanceOf().getPlaces().get(3).setFull(x);</text:p>
      <text:p text:style-name="P6"><text:s text:c="8"/>Storage.getInstanceOf().getFamily().put("3", x);</text:p>
      <text:p text:style-name="P6"><text:s text:c="8"/>Storage.getInstanceOf().getFamilyOfChild().put(2, x);</text:p>
      <text:p text:style-name="P6"/>
      <text:p text:style-name="P6"><text:s text:c="8"/>x = new People();</text:p>
      <text:p text:style-name="P6"><text:s text:c="8"/>x.setName("Бетан");</text:p>
      <text:p text:style-name="P6"><text:s text:c="8"/>x.setAge((byte) 26);</text:p>
      <text:p text:style-name="P6"><text:s text:c="8"/>Storage.getInstanceOf().getPlaces().get(4).setFull(x);</text:p>
      <text:p text:style-name="P6"><text:s text:c="8"/>Storage.getInstanceOf().getFamily().put("4", x);</text:p>
      <text:p text:style-name="P6"><text:s text:c="8"/>Storage.getInstanceOf().getFamilyOfChild().put(3, x);</text:p>
      <text:p text:style-name="P6"/>
      <text:p text:style-name="P6"><text:s text:c="8"/>x = new People();</text:p>
      <text:p text:style-name="P6"><text:s text:c="8"/>x.setName("Бок");</text:p>
      <text:p text:style-name="P6"><text:s text:c="8"/>x.setAge((byte) 38);</text:p>
      <text:p text:style-name="P6"><text:s text:c="8"/>Storage.getInstanceOf().getPlaces().get(5).setFull(x);</text:p>
      <text:p text:style-name="P6"><text:s text:c="8"/>Storage.getInstanceOf().getFamily().put("5", x);</text:p>
      <text:p text:style-name="P6"/>
      <text:p text:style-name="P6"><text:s text:c="8"/>x = new People();</text:p>
      <text:p text:style-name="P6"><text:s text:c="8"/>x.setName("Фрид");</text:p>
      <text:p text:style-name="P6"><text:s text:c="8"/>x.setAge((byte) 45);</text:p>
      <text:p text:style-name="P6"><text:s text:c="8"/>Storage.getInstanceOf().getPlaces().get(6).setFull(x);</text:p>
      <text:p text:style-name="P6"><text:s text:c="8"/>Storage.getInstanceOf().getFamily().put("6", x);</text:p>
      <text:p text:style-name="P6"/>
      <text:p text:style-name="P6"><text:s text:c="8"/>new ShowAlert(Alert.AlertType.INFORMATION, "Done","\nДанные загружены \n");</text:p>
      <text:p text:style-name="P6"><text:s text:c="8"/>peopleTree.setRoot(MainWindow.getTreeForPeople());</text:p>
      <text:p text:style-name="P6"><text:s text:c="4"/>}</text:p>
      <text:p text:style-name="P6">}</text:p>
      <text:p text:style-name="P6"/>
      <text:h text:style-name="P15" text:outline-level="2">class ReadFromFile</text:h>
      <text:p text:style-name="P6">package commands;</text:p>
      <text:p text:style-name="P6"/>
      <text:p text:style-name="P6">import GUI.Container;</text:p>
      <text:p text:style-name="P6">import GUI.MainWindow;</text:p>
      <text:p text:style-name="P6">import GUI.Storage;</text:p>
      <text:p text:style-name="P6">import com.google.gson.Gson;</text:p>
      <text:p text:style-name="P6">import com.google.gson.GsonBuilder;</text:p>
      <text:p text:style-name="P6">import com.google.gson.JsonSyntaxException;</text:p>
      <text:p text:style-name="P6">import com.google.gson.reflect.TypeToken;</text:p>
      <text:p text:style-name="P6">import deprecated.People;</text:p>
      <text:p text:style-name="P6">import javafx.scene.control.TreeView;</text:p>
      <text:p text:style-name="P6">import old.school.Botherable;</text:p>
      <text:p text:style-name="P6">import old.school.Chatable;</text:p>
      <text:p text:style-name="P6">import old.school.InterfaceAdapter;</text:p>
      <text:p text:style-name="P6"><text:soft-page-break/>import old.school.Missable;</text:p>
      <text:p text:style-name="P6"/>
      <text:p text:style-name="P6">import java.io.*;</text:p>
      <text:p text:style-name="P6">import java.lang.reflect.Type;</text:p>
      <text:p text:style-name="P6">import java.util.Map;</text:p>
      <text:p text:style-name="P6">import java.util.Properties;</text:p>
      <text:p text:style-name="P6"/>
      <text:p text:style-name="P6">public class ReadFromFile implements Runnable {</text:p>
      <text:p text:style-name="P6"><text:s text:c="4"/>private TreeView&lt;Container&gt; peopleTree;</text:p>
      <text:p text:style-name="P6"><text:s text:c="4"/>private File selectedFile;</text:p>
      <text:p text:style-name="P6"/>
      <text:p text:style-name="P6"><text:s text:c="4"/>public synchronized void fieldData(File selectedFile, TreeView&lt;Container&gt; peopleTree) {</text:p>
      <text:p text:style-name="P6"><text:s text:c="8"/>this.peopleTree = peopleTree;</text:p>
      <text:p text:style-name="P6"><text:s text:c="8"/>this.selectedFile = selectedFile;</text:p>
      <text:p text:style-name="P6"><text:s text:c="4"/>}</text:p>
      <text:p text:style-name="P6"/>
      <text:p text:style-name="P6"><text:s text:c="4"/>@Override</text:p>
      <text:p text:style-name="P6"><text:s text:c="4"/>public synchronized void run() {</text:p>
      <text:p text:style-name="P6"><text:s text:c="8"/>GsonBuilder builder = new GsonBuilder();</text:p>
      <text:p text:style-name="P6"><text:s text:c="8"/>builder.registerTypeAdapter(Missable.class, new InterfaceAdapter&lt;People&gt;());</text:p>
      <text:p text:style-name="P6"><text:s text:c="8"/>builder.registerTypeAdapter(Chatable.class, new InterfaceAdapter&lt;People&gt;());</text:p>
      <text:p text:style-name="P6"><text:s text:c="8"/>builder.registerTypeAdapter(Botherable.class, new InterfaceAdapter&lt;People&gt;());</text:p>
      <text:p text:style-name="P6"><text:s text:c="8"/>Gson gson = builder.create();</text:p>
      <text:p text:style-name="P6"/>
      <text:p text:style-name="P6"><text:s text:c="8"/>Properties runProperties = getProperties(ReadFromFile.class.getResourceAsStream("/properties/run.properties"));</text:p>
      <text:p text:style-name="P6"><text:s text:c="8"/>try (PrintWriter errorWriter = new PrintWriter(runProperties.getProperty("file.err"))) {</text:p>
      <text:p text:style-name="P6"><text:s text:c="12"/>try (FileReader reader = new FileReader(selectedFile)) {</text:p>
      <text:p text:style-name="P6"><text:s text:c="16"/>int c;</text:p>
      <text:p text:style-name="P6"><text:s text:c="16"/>StringBuilder string = new StringBuilder();</text:p>
      <text:p text:style-name="P6"><text:s text:c="16"/>while ((c = reader.read()) != -1) {</text:p>
      <text:p text:style-name="P6"><text:s text:c="20"/>string.append((char) c);</text:p>
      <text:p text:style-name="P6"><text:s text:c="16"/>}</text:p>
      <text:p text:style-name="P6"/>
      <text:p text:style-name="P6"><text:s text:c="16"/>int size = Storage.getInstanceOf().getFamily().size();</text:p>
      <text:p text:style-name="P6"><text:s text:c="16"/>Type typeMap = new TypeToken&lt;Map&lt;String, People&gt;&gt;() {</text:p>
      <text:p text:style-name="P6"><text:s text:c="16"/>}.getType();</text:p>
      <text:p text:style-name="P6"><text:s text:c="16"/>Storage.getInstanceOf().getFamily().putAll(gson.fromJson(string.toString(), typeMap));</text:p>
      <text:p text:style-name="P6"><text:s text:c="16"/>errorWriter.println(Storage.getInstanceOf().getFamily().size() - size + " объекта считано с файла:" + "\n" + selectedFile.getName());</text:p>
      <text:p text:style-name="P6"><text:s text:c="16"/>peopleTree.setRoot(MainWindow.getTreeForPeople());</text:p>
      <text:p text:style-name="P6"><text:s text:c="12"/>} catch (JsonSyntaxException e) {</text:p>
      <text:p text:style-name="P6"><text:s text:c="16"/>errorWriter.println("Не удалось распознать объект, \nпроверьте корректность данных");</text:p>
      <text:p text:style-name="P6"><text:s text:c="12"/>} catch (IOException ex) {</text:p>
      <text:p text:style-name="P6"><text:s text:c="16"/>errorWriter.println("Произошла ошибка при чтении файла");</text:p>
      <text:p text:style-name="P6"><text:s text:c="12"/>} catch (NullPointerException ex) {</text:p>
      <text:p text:style-name="P6"><text:s text:c="16"/>errorWriter.println("Произошла ошибка, возможно файл пуст\n ");</text:p>
      <text:p text:style-name="P6"><text:s text:c="12"/>}</text:p>
      <text:p text:style-name="P6"><text:s text:c="8"/>}catch (FileNotFoundException e) {</text:p>
      <text:p text:style-name="P6"><text:s text:c="12"/>//do nothing</text:p>
      <text:p text:style-name="P6"><text:s text:c="8"/>}</text:p>
      <text:p text:style-name="P6"><text:s text:c="4"/>}</text:p>
      <text:p text:style-name="P6"/>
      <text:p text:style-name="P6"><text:s text:c="4"/>private Properties getProperties(InputStream file) {</text:p>
      <text:p text:style-name="P6"><text:s text:c="8"/>Properties properties = new Properties();</text:p>
      <text:p text:style-name="P6"/>
      <text:p text:style-name="P6"><text:s text:c="8"/>try {</text:p>
      <text:p text:style-name="P6"><text:s text:c="12"/>properties.load(file);</text:p>
      <text:p text:style-name="P6"><text:s text:c="8"/>} catch (IOException e) {</text:p>
      <text:p text:style-name="P6"><text:s text:c="12"/>//do nothing</text:p>
      <text:p text:style-name="P6"><text:s text:c="8"/>}</text:p>
      <text:p text:style-name="P6"><text:s text:c="8"/>return properties;</text:p>
      <text:p text:style-name="P6"><text:s text:c="4"/>}</text:p>
      <text:p text:style-name="P6">}</text:p>
      <text:p text:style-name="P6"/>
      <text:h text:style-name="P15" text:outline-level="2">class RemoveObjects</text:h>
      <text:p text:style-name="P6">package commands;</text:p>
      <text:p text:style-name="P6"/>
      <text:p text:style-name="P6">import GUI.Container;</text:p>
      <text:p text:style-name="P6">import GUI.MainWindow;</text:p>
      <text:p text:style-name="P6">import GUI.Storage;</text:p>
      <text:p text:style-name="P6">import com.google.gson.Gson;</text:p>
      <text:p text:style-name="P6"><text:soft-page-break/>import com.google.gson.GsonBuilder;</text:p>
      <text:p text:style-name="P6">import com.google.gson.JsonSyntaxException;</text:p>
      <text:p text:style-name="P6">import deprecated.People;</text:p>
      <text:p text:style-name="P6">import javafx.geometry.Insets;</text:p>
      <text:p text:style-name="P6">import javafx.scene.Scene;</text:p>
      <text:p text:style-name="P6">import javafx.scene.control.*;</text:p>
      <text:p text:style-name="P6">import javafx.scene.input.KeyCode;</text:p>
      <text:p text:style-name="P6">import javafx.scene.layout.HBox;</text:p>
      <text:p text:style-name="P6">import javafx.scene.layout.VBox;</text:p>
      <text:p text:style-name="P6">import javafx.scene.text.Font;</text:p>
      <text:p text:style-name="P6">import javafx.scene.text.FontWeight;</text:p>
      <text:p text:style-name="P6">import javafx.stage.Stage;</text:p>
      <text:p text:style-name="P6">import javafx.scene.control.Alert;</text:p>
      <text:p text:style-name="P6"/>
      <text:p text:style-name="P6">import java.io.PrintWriter;</text:p>
      <text:p text:style-name="P6">import java.util.Map;</text:p>
      <text:p text:style-name="P6">import java.util.function.Predicate;</text:p>
      <text:p text:style-name="P6"/>
      <text:p text:style-name="P6">/**</text:p>
      <text:p text:style-name="P6"><text:s/>* Created by slavik on 21.02.17.</text:p>
      <text:p text:style-name="P6"><text:s/>*/</text:p>
      <text:p text:style-name="P6">public class RemoveObject {</text:p>
      <text:p text:style-name="P6"><text:s text:c="4"/>private static Gson gson = new GsonBuilder().create();</text:p>
      <text:p text:style-name="P6"><text:s text:c="4"/>private static PrintWriter printWriter = new PrintWriter(System.out, true);</text:p>
      <text:p text:style-name="P6"><text:s text:c="4"/>private String data;</text:p>
      <text:p text:style-name="P6"><text:s text:c="4"/>private People people;</text:p>
      <text:p text:style-name="P6"><text:s text:c="4"/>private Stage dataStage = null;</text:p>
      <text:p text:style-name="P6"><text:s text:c="4"/>private TextField keyTextField = new TextField();</text:p>
      <text:p text:style-name="P6"><text:s text:c="4"/>private Button buttonOK = new Button("OK");</text:p>
      <text:p text:style-name="P6"/>
      <text:p text:style-name="P6"><text:s text:c="4"/>/**</text:p>
      <text:p text:style-name="P6"><text:s text:c="5"/>* Команда: remove_greater_key.</text:p>
      <text:p text:style-name="P6"><text:s text:c="5"/>* Удаляет из коллекции все элементы, ключ которых превышает заданный.</text:p>
      <text:p text:style-name="P6"><text:s text:c="5"/>*</text:p>
      <text:p text:style-name="P6"><text:s text:c="5"/>* @param peopleTree Ожидается TreeView&lt;Container&gt; для изменения содержимого</text:p>
      <text:p text:style-name="P6"><text:s text:c="5"/>* @version 3.0</text:p>
      <text:p text:style-name="P6"><text:s text:c="5"/>*/</text:p>
      <text:p text:style-name="P6"><text:s text:c="4"/>public void removeGreaterKey(TreeView&lt;Container&gt; peopleTree) {</text:p>
      <text:p text:style-name="P6"><text:s text:c="8"/>if (dataStage == null) {</text:p>
      <text:p text:style-name="P6"><text:s text:c="12"/>readDataFromTextField("Key");</text:p>
      <text:p text:style-name="P6"><text:s text:c="8"/>} else {</text:p>
      <text:p text:style-name="P6"><text:s text:c="12"/>dataStage.toFront();</text:p>
      <text:p text:style-name="P6"><text:s text:c="8"/>}</text:p>
      <text:p text:style-name="P6"><text:s text:c="8"/>buttonOK.setOnKeyPressed(event -&gt; {</text:p>
      <text:p text:style-name="P6"><text:s text:c="12"/>if (event.getCode() == KeyCode.ENTER) {</text:p>
      <text:p text:style-name="P6"><text:s text:c="16"/>removeFromCollectionWithKey(peopleEntry -&gt; peopleEntry.getKey().compareTo(data) &gt; 0, peopleTree, keyTextField);</text:p>
      <text:p text:style-name="P6"><text:s text:c="12"/>}</text:p>
      <text:p text:style-name="P6"><text:s text:c="8"/>});</text:p>
      <text:p text:style-name="P6"/>
      <text:p text:style-name="P6"><text:s text:c="8"/>buttonOK.setOnMouseClicked(event -&gt; removeFromCollectionWithKey(peopleEntry -&gt; peopleEntry.getKey().compareTo(data) &gt; 0, peopleTree, keyTextField));</text:p>
      <text:p text:style-name="P6"/>
      <text:p text:style-name="P6"><text:s text:c="4"/>}</text:p>
      <text:p text:style-name="P6"/>
      <text:p text:style-name="P6"><text:s text:c="4"/>/**</text:p>
      <text:p text:style-name="P6"><text:s text:c="5"/>* Команда remove.</text:p>
      <text:p text:style-name="P6"><text:s text:c="5"/>* Удаляет элемент из коллекции по его ключу.</text:p>
      <text:p text:style-name="P6"><text:s text:c="5"/>*</text:p>
      <text:p text:style-name="P6"><text:s text:c="5"/>* @param peopleTree Ожидается TreeView&lt;Container&gt; для изменения содержимого</text:p>
      <text:p text:style-name="P6"><text:s text:c="5"/>* @version 3.0</text:p>
      <text:p text:style-name="P6"><text:s text:c="5"/>*/</text:p>
      <text:p text:style-name="P6"><text:s text:c="4"/>public void removeWithKey(TreeView&lt;Container&gt; peopleTree) {</text:p>
      <text:p text:style-name="P6"><text:s text:c="8"/>if (dataStage == null) {</text:p>
      <text:p text:style-name="P6"><text:s text:c="12"/>readDataFromTextField("Key");</text:p>
      <text:p text:style-name="P6"><text:s text:c="8"/>} else {</text:p>
      <text:p text:style-name="P6"><text:s text:c="12"/>dataStage.toFront();</text:p>
      <text:p text:style-name="P6"><text:s text:c="8"/>}</text:p>
      <text:p text:style-name="P6"/>
      <text:p text:style-name="P6"><text:s text:c="8"/>buttonOK.setOnKeyPressed(event -&gt; {</text:p>
      <text:p text:style-name="P6"><text:s text:c="12"/>if (event.getCode() == KeyCode.ENTER) {</text:p>
      <text:p text:style-name="P6"><text:s text:c="16"/>removeFromCollectionWithKey(peopleEntry -&gt; peopleEntry.getKey().equals(data), peopleTree, keyTextField);</text:p>
      <text:p text:style-name="P6"><text:soft-page-break/><text:s text:c="12"/>}</text:p>
      <text:p text:style-name="P6"><text:s text:c="8"/>});</text:p>
      <text:p text:style-name="P6"/>
      <text:p text:style-name="P6"><text:s text:c="8"/>buttonOK.setOnMouseClicked(event -&gt; removeFromCollectionWithKey(peopleEntry -&gt; peopleEntry.getKey().equals(data), peopleTree, keyTextField));</text:p>
      <text:p text:style-name="P6"/>
      <text:p text:style-name="P6"><text:s text:c="4"/>}</text:p>
      <text:p text:style-name="P6"/>
      <text:p text:style-name="P6"><text:s text:c="4"/>/**</text:p>
      <text:p text:style-name="P6"><text:s text:c="5"/>* Команда remove_greater.</text:p>
      <text:p text:style-name="P6"><text:s text:c="5"/>* Удаляет из коллекции все элементы, превышающие заданный.</text:p>
      <text:p text:style-name="P6"><text:s text:c="5"/>*</text:p>
      <text:p text:style-name="P6"><text:s text:c="5"/>* @param peopleTree Ожидается TreeView&lt;Container&gt; для изменения содержимого</text:p>
      <text:p text:style-name="P6"><text:s text:c="5"/>* @version 3.0</text:p>
      <text:p text:style-name="P6"><text:s text:c="5"/>* @since 1.0</text:p>
      <text:p text:style-name="P6"><text:s text:c="5"/>*/</text:p>
      <text:p text:style-name="P6"><text:s text:c="4"/>public void removeGreater(TreeView&lt;Container&gt; peopleTree) {</text:p>
      <text:p text:style-name="P6"><text:s text:c="8"/>if (dataStage == null) {</text:p>
      <text:p text:style-name="P6"><text:s text:c="12"/>readDataFromTextField("{name=\"name\";age=1}");</text:p>
      <text:p text:style-name="P6"><text:s text:c="8"/>} else {</text:p>
      <text:p text:style-name="P6"><text:s text:c="12"/>dataStage.toFront();</text:p>
      <text:p text:style-name="P6"><text:s text:c="8"/>}</text:p>
      <text:p text:style-name="P6"/>
      <text:p text:style-name="P6"><text:s text:c="8"/>buttonOK.setOnKeyPressed(event -&gt; {</text:p>
      <text:p text:style-name="P6"><text:s text:c="12"/>if (event.getCode() == KeyCode.ENTER) {</text:p>
      <text:p text:style-name="P6"><text:s text:c="16"/>removeFromCollectionWithObject(peopleEntry -&gt; peopleEntry.getValue().getAge() &gt; people.getAge(), peopleTree, keyTextField);</text:p>
      <text:p text:style-name="P6"><text:s text:c="12"/>}</text:p>
      <text:p text:style-name="P6"><text:s text:c="8"/>});</text:p>
      <text:p text:style-name="P6"/>
      <text:p text:style-name="P6"><text:s text:c="8"/>buttonOK.setOnMouseClicked(event -&gt; removeFromCollectionWithObject(peopleEntry -&gt; peopleEntry.getValue().getAge() &gt; people.getAge(), peopleTree, keyTextField));</text:p>
      <text:p text:style-name="P6"/>
      <text:p text:style-name="P6"><text:s text:c="4"/>}</text:p>
      <text:p text:style-name="P6"/>
      <text:p text:style-name="P6"><text:s text:c="4"/>/**</text:p>
      <text:p text:style-name="P6"><text:s text:c="5"/>* Команда remove_all.</text:p>
      <text:p text:style-name="P6"><text:s text:c="5"/>* Удалят из коллекции все элементы, эквивалентные заданному.</text:p>
      <text:p text:style-name="P6"><text:s text:c="5"/>*</text:p>
      <text:p text:style-name="P6"><text:s text:c="5"/>* @param peopleTree Ожидается TreeView&lt;Container&gt; для изменения содержимого</text:p>
      <text:p text:style-name="P6"><text:s text:c="5"/>* @version 3.0</text:p>
      <text:p text:style-name="P6"><text:s text:c="5"/>* @since 1.0</text:p>
      <text:p text:style-name="P6"><text:s text:c="5"/>*/</text:p>
      <text:p text:style-name="P6"><text:s text:c="4"/>public void removeAll(TreeView&lt;Container&gt; peopleTree) {</text:p>
      <text:p text:style-name="P6"><text:s text:c="8"/>if (dataStage == null) {</text:p>
      <text:p text:style-name="P6"><text:s text:c="12"/>readDataFromTextField("{name=\"name\";age=1}");</text:p>
      <text:p text:style-name="P6"><text:s text:c="8"/>} else {</text:p>
      <text:p text:style-name="P6"><text:s text:c="12"/>dataStage.toFront();</text:p>
      <text:p text:style-name="P6"><text:s text:c="8"/>}</text:p>
      <text:p text:style-name="P6"/>
      <text:p text:style-name="P6"><text:s text:c="8"/>buttonOK.setOnKeyPressed(event -&gt; {</text:p>
      <text:p text:style-name="P6"><text:s text:c="12"/>if (event.getCode() == KeyCode.ENTER) {</text:p>
      <text:p text:style-name="P6"><text:s text:c="16"/>removeFromCollectionWithObject(peopleEntry -&gt; peopleEntry.getValue().getAge() == people.getAge(), peopleTree, keyTextField);</text:p>
      <text:p text:style-name="P6"><text:s text:c="12"/>}</text:p>
      <text:p text:style-name="P6"><text:s text:c="8"/>});</text:p>
      <text:p text:style-name="P6"/>
      <text:p text:style-name="P6"><text:s text:c="8"/>buttonOK.setOnMouseClicked(event -&gt; removeFromCollectionWithObject(peopleEntry -&gt; peopleEntry.getValue().getAge() == people.getAge(), peopleTree, keyTextField));</text:p>
      <text:p text:style-name="P6"/>
      <text:p text:style-name="P6"><text:s text:c="4"/>}</text:p>
      <text:p text:style-name="P6"/>
      <text:p text:style-name="P6"><text:s text:c="4"/>/**</text:p>
      <text:p text:style-name="P6"><text:s text:c="5"/>* Команда remove_lower.</text:p>
      <text:p text:style-name="P6"><text:s text:c="5"/>* Удаляет из коллекции все элементы, меньшие, чем заданный.</text:p>
      <text:p text:style-name="P6"><text:s text:c="5"/>*</text:p>
      <text:p text:style-name="P6"><text:s text:c="5"/>* @param peopleTree Ожидается TreeView&lt;Container&gt; для изменения содержимого</text:p>
      <text:p text:style-name="P6"><text:s text:c="5"/>* @version 3.0</text:p>
      <text:p text:style-name="P6"><text:s text:c="5"/>* @since 1.0</text:p>
      <text:p text:style-name="P6"><text:s text:c="5"/>*/</text:p>
      <text:p text:style-name="P6"><text:s text:c="4"/>public void removeLowerObject(TreeView&lt;Container&gt; peopleTree) {</text:p>
      <text:p text:style-name="P6"><text:s text:c="8"/>if (dataStage == null) {</text:p>
      <text:p text:style-name="P6"><text:s text:c="12"/>readDataFromTextField("{name=\"name\";age=1}");</text:p>
      <text:p text:style-name="P6"><text:soft-page-break/><text:s text:c="8"/>} else {</text:p>
      <text:p text:style-name="P6"><text:s text:c="12"/>dataStage.toFront();</text:p>
      <text:p text:style-name="P6"><text:s text:c="8"/>}</text:p>
      <text:p text:style-name="P6"/>
      <text:p text:style-name="P6"><text:s text:c="8"/>buttonOK.setOnKeyPressed(event -&gt; {</text:p>
      <text:p text:style-name="P6"><text:s text:c="12"/>if (event.getCode() == KeyCode.ENTER) {</text:p>
      <text:p text:style-name="P6"><text:s text:c="16"/>removeFromCollectionWithObject(peopleEntry -&gt; peopleEntry.getValue().getAge() &lt; people.getAge(), peopleTree, keyTextField);</text:p>
      <text:p text:style-name="P6"><text:s text:c="12"/>}</text:p>
      <text:p text:style-name="P6"><text:s text:c="8"/>});</text:p>
      <text:p text:style-name="P6"/>
      <text:p text:style-name="P6"><text:s text:c="8"/>buttonOK.setOnMouseClicked(event -&gt; removeFromCollectionWithObject(peopleEntry -&gt; peopleEntry.getValue().getAge() &lt; people.getAge(), peopleTree, keyTextField));</text:p>
      <text:p text:style-name="P6"/>
      <text:p text:style-name="P6"><text:s text:c="4"/>}</text:p>
      <text:p text:style-name="P6"/>
      <text:p text:style-name="P6"><text:s text:c="4"/>/**</text:p>
      <text:p text:style-name="P6"><text:s text:c="5"/>* Команда remove_lower.</text:p>
      <text:p text:style-name="P6"><text:s text:c="5"/>* Удаляет из коллекции все элементы, ключ которых меньше, чем заданный.</text:p>
      <text:p text:style-name="P6"><text:s text:c="5"/>*</text:p>
      <text:p text:style-name="P6"><text:s text:c="5"/>* @param peopleTree Ожидается TreeView&lt;Container&gt; для изменения содержимого</text:p>
      <text:p text:style-name="P6"><text:s text:c="5"/>* @version 1.0</text:p>
      <text:p text:style-name="P6"><text:s text:c="5"/>*/</text:p>
      <text:p text:style-name="P6"><text:s text:c="4"/>public void removeLowerKey(TreeView&lt;Container&gt; peopleTree) {</text:p>
      <text:p text:style-name="P6"><text:s text:c="8"/>if (dataStage == null) {</text:p>
      <text:p text:style-name="P6"><text:s text:c="12"/>readDataFromTextField("Key");</text:p>
      <text:p text:style-name="P6"><text:s text:c="8"/>} else {</text:p>
      <text:p text:style-name="P6"><text:s text:c="12"/>dataStage.toFront();</text:p>
      <text:p text:style-name="P6"><text:s text:c="8"/>}</text:p>
      <text:p text:style-name="P6"/>
      <text:p text:style-name="P6"><text:s text:c="8"/>buttonOK.setOnKeyPressed(event -&gt; {</text:p>
      <text:p text:style-name="P6"><text:s text:c="12"/>if (event.getCode() == KeyCode.ENTER) {</text:p>
      <text:p text:style-name="P6"><text:s text:c="16"/>removeFromCollectionWithKey(peopleEntry -&gt; peopleEntry.getKey().compareTo(data) &lt; 0, peopleTree, keyTextField);</text:p>
      <text:p text:style-name="P6"><text:s text:c="12"/>}</text:p>
      <text:p text:style-name="P6"><text:s text:c="8"/>});</text:p>
      <text:p text:style-name="P6"/>
      <text:p text:style-name="P6"><text:s text:c="8"/>buttonOK.setOnMouseClicked(event -&gt; removeFromCollectionWithKey(peopleEntry -&gt; peopleEntry.getKey().compareTo(data) &lt; 0, peopleTree, keyTextField));</text:p>
      <text:p text:style-name="P6"/>
      <text:p text:style-name="P6"><text:s text:c="4"/>}</text:p>
      <text:p text:style-name="P6"/>
      <text:p text:style-name="P6"><text:s text:c="4"/>private void readDataFromTextField(String element) {</text:p>
      <text:p text:style-name="P6"><text:s text:c="8"/>dataStage = new Stage();</text:p>
      <text:p text:style-name="P6"/>
      <text:p text:style-name="P6"/>
      <text:p text:style-name="P6"><text:s text:c="8"/>Label keyLabel = new Label("Please, enter " + element);</text:p>
      <text:p text:style-name="P6"><text:s text:c="8"/>keyLabel.setFont(Font.font("Helvetica", FontWeight.LIGHT, 16));</text:p>
      <text:p text:style-name="P6"/>
      <text:p text:style-name="P6"><text:s text:c="8"/>keyTextField.setPromptText(element);</text:p>
      <text:p text:style-name="P6"/>
      <text:p text:style-name="P6"/>
      <text:p text:style-name="P6"><text:s text:c="8"/>HBox buttonOKHBox = new HBox(buttonOK);</text:p>
      <text:p text:style-name="P6"><text:s text:c="8"/>buttonOKHBox.setPadding(new Insets(0, 18, 0, 245));</text:p>
      <text:p text:style-name="P6"/>
      <text:p text:style-name="P6"><text:s text:c="8"/>VBox enterKeyVBox = new VBox(keyLabel, keyTextField, buttonOKHBox);</text:p>
      <text:p text:style-name="P6"><text:s text:c="8"/>enterKeyVBox.setSpacing(5);</text:p>
      <text:p text:style-name="P6"/>
      <text:p text:style-name="P6"><text:s text:c="8"/>dataStage.setTitle(element);</text:p>
      <text:p text:style-name="P6"><text:s text:c="8"/>dataStage.centerOnScreen();</text:p>
      <text:p text:style-name="P6"><text:s text:c="8"/>dataStage.setScene(new Scene(enterKeyVBox, 300, 90));</text:p>
      <text:p text:style-name="P6"><text:s text:c="8"/>dataStage.toFront();</text:p>
      <text:p text:style-name="P6"><text:s text:c="8"/>dataStage.setMaximized(false);</text:p>
      <text:p text:style-name="P6"><text:s text:c="8"/>dataStage.setResizable(false);</text:p>
      <text:p text:style-name="P6"><text:s text:c="8"/>dataStage.show();</text:p>
      <text:p text:style-name="P6"><text:s text:c="8"/>dataStage.setOnCloseRequest(event -&gt; dataStage = null);</text:p>
      <text:p text:style-name="P6"><text:s text:c="4"/>}</text:p>
      <text:p text:style-name="P6"/>
      <text:p text:style-name="P6"><text:s text:c="4"/>private void removeFromCollectionWithKey(Predicate&lt;Map.Entry&lt;String, People&gt;&gt; predicate, TreeView&lt;Container&gt; peopleTree, TextField textField) {</text:p>
      <text:p text:style-name="P6"><text:s text:c="8"/>this.data = textField.getText();</text:p>
      <text:p text:style-name="P6"><text:s text:c="8"/>dataStage.close();</text:p>
      <text:p text:style-name="P6"><text:s text:c="8"/>dataStage = null;</text:p>
      <text:p text:style-name="P6"><text:soft-page-break/></text:p>
      <text:p text:style-name="P6"><text:s text:c="8"/>int size = Storage.getInstanceOf().getFamily().size();</text:p>
      <text:p text:style-name="P6"><text:s text:c="8"/>Storage.getInstanceOf().getFamily().entrySet().removeIf(predicate);</text:p>
      <text:p text:style-name="P6"><text:s text:c="8"/>peopleTree.setRoot(MainWindow.getTreeForPeople());</text:p>
      <text:p text:style-name="P6"><text:s text:c="8"/>new ShowAlert(Alert.AlertType.INFORMATION, "Done", "Операция выполнена успешно. \nУдалено " + (size - Storage.getInstanceOf().getFamily().size()) + " объекта.");</text:p>
      <text:p text:style-name="P6"><text:s text:c="4"/>}</text:p>
      <text:p text:style-name="P6"/>
      <text:p text:style-name="P6"/>
      <text:p text:style-name="P6"><text:s text:c="4"/>private void removeFromCollectionWithObject(Predicate&lt;Map.Entry&lt;String, People&gt;&gt; predicate, TreeView&lt;Container&gt; peopleTree, TextField textField) {</text:p>
      <text:p text:style-name="P6"><text:s text:c="8"/>this.data = textField.getText();</text:p>
      <text:p text:style-name="P6"><text:s text:c="8"/>dataStage.close();</text:p>
      <text:p text:style-name="P6"><text:s text:c="8"/>dataStage = null;</text:p>
      <text:p text:style-name="P6"/>
      <text:p text:style-name="P6"><text:s text:c="8"/>try {</text:p>
      <text:p text:style-name="P6"><text:s text:c="12"/>people = gson.fromJson(data, People.class);</text:p>
      <text:p text:style-name="P6"><text:s text:c="12"/>int size = Storage.getInstanceOf().getFamily().size();</text:p>
      <text:p text:style-name="P6"><text:s text:c="12"/>Storage.getInstanceOf().getFamily().entrySet().removeIf(predicate);</text:p>
      <text:p text:style-name="P6"><text:s text:c="12"/>peopleTree.setRoot(MainWindow.getTreeForPeople());</text:p>
      <text:p text:style-name="P6"><text:s text:c="12"/>new ShowAlert(Alert.AlertType.INFORMATION, "Done", "Операция выполнена успешно. \nУдалено " + (size - Storage.getInstanceOf().getFamily().size()) + " объекта.");</text:p>
      <text:p text:style-name="P6"><text:s text:c="8"/>} catch (JsonSyntaxException ex) {</text:p>
      <text:p text:style-name="P6"><text:s text:c="12"/>new ShowAlert(Alert.AlertType.ERROR, "Error", "Не удалось распознать объект, \nпроверьте корректность данных");</text:p>
      <text:p text:style-name="P6"><text:s text:c="8"/>} catch (NullPointerException ex) {</text:p>
      <text:p text:style-name="P6"><text:s text:c="12"/>new ShowAlert(Alert.AlertType.ERROR, "Error", "Не ввели данные об объекте\n ");</text:p>
      <text:p text:style-name="P6"><text:s text:c="8"/>}</text:p>
      <text:p text:style-name="P6"><text:s text:c="4"/>}</text:p>
      <text:p text:style-name="P6"/>
      <text:p text:style-name="P6"/>
      <text:p text:style-name="P6">}</text:p>
      <text:p text:style-name="P6"/>
      <text:h text:style-name="P15" text:outline-level="2">class SaveDataToFile</text:h>
      <text:p text:style-name="P6">package commands;</text:p>
      <text:p text:style-name="P6"/>
      <text:p text:style-name="P6">import GUI.Storage;</text:p>
      <text:p text:style-name="P6">import com.google.gson.Gson;</text:p>
      <text:p text:style-name="P6">import com.google.gson.GsonBuilder;</text:p>
      <text:p text:style-name="P6">import deprecated.People;</text:p>
      <text:p text:style-name="P6">import old.school.Botherable;</text:p>
      <text:p text:style-name="P6">import old.school.Chatable;</text:p>
      <text:p text:style-name="P6">import old.school.InterfaceAdapter;</text:p>
      <text:p text:style-name="P6">import old.school.Missable;</text:p>
      <text:p text:style-name="P6"/>
      <text:p text:style-name="P6">import java.io.FileNotFoundException;</text:p>
      <text:p text:style-name="P6">import java.io.PrintWriter;</text:p>
      <text:p text:style-name="P6">import java.util.Properties;</text:p>
      <text:p text:style-name="P6"/>
      <text:p text:style-name="P6">public final class SaveDataToFile implements Runnable {</text:p>
      <text:p text:style-name="P6"/>
      <text:p text:style-name="P6"><text:s text:c="4"/>@Override</text:p>
      <text:p text:style-name="P6"><text:s text:c="4"/>public void run() {</text:p>
      <text:p text:style-name="P6"><text:s text:c="8"/>GsonBuilder builder = new GsonBuilder();</text:p>
      <text:p text:style-name="P6"/>
      <text:p text:style-name="P6"><text:s text:c="8"/>builder.registerTypeAdapter(Missable.class, new InterfaceAdapter&lt;People&gt;());</text:p>
      <text:p text:style-name="P6"><text:s text:c="8"/>builder.registerTypeAdapter(Chatable.class, new InterfaceAdapter&lt;People&gt;());</text:p>
      <text:p text:style-name="P6"><text:s text:c="8"/>builder.registerTypeAdapter(Botherable.class, new InterfaceAdapter&lt;People&gt;());</text:p>
      <text:p text:style-name="P6"/>
      <text:p text:style-name="P6"><text:s text:c="8"/>Gson gson = builder.create();</text:p>
      <text:p text:style-name="P6"/>
      <text:p text:style-name="P6"><text:s text:c="8"/>try (PrintWriter printWriter = new PrintWriter("objects")) {</text:p>
      <text:p text:style-name="P6"><text:s text:c="12"/>printWriter.println(gson.toJson(Storage.getInstanceOf().getFamily()));</text:p>
      <text:p text:style-name="P6"><text:s text:c="8"/>}catch (FileNotFoundException ex ){</text:p>
      <text:p text:style-name="P6"><text:s text:c="12"/>try(PrintWriter writeLog = new PrintWriter("../out/log")) {</text:p>
      <text:p text:style-name="P6"><text:s text:c="16"/>writeLog.write(ex.getMessage()+"\n");</text:p>
      <text:p text:style-name="P6"><text:s text:c="12"/>} catch (FileNotFoundException e) {</text:p>
      <text:p text:style-name="P6"><text:s text:c="16"/>//doNothing();</text:p>
      <text:p text:style-name="P6"><text:s text:c="12"/>}</text:p>
      <text:p text:style-name="P6"><text:s text:c="8"/>}</text:p>
      <text:p text:style-name="P6"><text:s text:c="4"/>}</text:p>
      <text:p text:style-name="P6"><text:soft-page-break/>}</text:p>
      <text:p text:style-name="P6"/>
      <text:h text:style-name="P15" text:outline-level="2">class TreeTextFieldEditor</text:h>
      <text:p text:style-name="P6">package commands;</text:p>
      <text:p text:style-name="P6"/>
      <text:p text:style-name="P6">import GUI.Container;</text:p>
      <text:p text:style-name="P6">import GUI.ContainerType;</text:p>
      <text:p text:style-name="P6">import GUI.Storage;</text:p>
      <text:p text:style-name="P6">import javafx.scene.control.TextField;</text:p>
      <text:p text:style-name="P6">import javafx.scene.control.TreeCell;</text:p>
      <text:p text:style-name="P6">import javafx.scene.control.TreeView;</text:p>
      <text:p text:style-name="P6">import javafx.scene.input.KeyCode;</text:p>
      <text:p text:style-name="P6">import javafx.scene.input.KeyEvent;</text:p>
      <text:p text:style-name="P6"/>
      <text:p text:style-name="P6">public class TreeTextFieldEditor extends TreeCell&lt;Container&gt; {</text:p>
      <text:p text:style-name="P6"><text:s text:c="4"/>private TextField textField;</text:p>
      <text:p text:style-name="P6"><text:s text:c="4"/>private TreeView&lt;Container&gt; tree;</text:p>
      <text:p text:style-name="P6"/>
      <text:p text:style-name="P6"><text:s text:c="4"/>public TreeTextFieldEditor(TreeView&lt;Container&gt; tree) {</text:p>
      <text:p text:style-name="P6"><text:s text:c="8"/>this.tree = tree;</text:p>
      <text:p text:style-name="P6"><text:s text:c="4"/>}</text:p>
      <text:p text:style-name="P6"/>
      <text:p text:style-name="P6"><text:s text:c="4"/>@Override</text:p>
      <text:p text:style-name="P6"><text:s text:c="4"/>public void cancelEdit() {</text:p>
      <text:p text:style-name="P6"><text:s text:c="8"/>super.cancelEdit();</text:p>
      <text:p text:style-name="P6"><text:s text:c="4"/>}</text:p>
      <text:p text:style-name="P6"/>
      <text:p text:style-name="P6"><text:s text:c="4"/>@Override</text:p>
      <text:p text:style-name="P6"><text:s text:c="4"/>public void startEdit() {</text:p>
      <text:p text:style-name="P6"><text:s text:c="8"/>super.startEdit();</text:p>
      <text:p text:style-name="P6"><text:s text:c="8"/>if (textField == null)</text:p>
      <text:p text:style-name="P6"><text:s text:c="12"/>createTextField();</text:p>
      <text:p text:style-name="P6"><text:s text:c="8"/>setText(null);</text:p>
      <text:p text:style-name="P6"><text:s text:c="8"/>setGraphic(textField);</text:p>
      <text:p text:style-name="P6"><text:s text:c="8"/>textField.selectAll();</text:p>
      <text:p text:style-name="P6"><text:s text:c="4"/>}</text:p>
      <text:p text:style-name="P6"/>
      <text:p text:style-name="P6"><text:s text:c="4"/>private void createTextField() {</text:p>
      <text:p text:style-name="P6"><text:s text:c="8"/>textField = new TextField(getString());</text:p>
      <text:p text:style-name="P6"><text:s text:c="8"/>textField.setOnKeyReleased(e -&gt; {</text:p>
      <text:p text:style-name="P6"><text:s text:c="12"/>if (e.getCode() == KeyCode.ENTER) {</text:p>
      <text:p text:style-name="P6"><text:s text:c="16"/>if (getItem().getType() == ContainerType.ELEMENT) {</text:p>
      <text:p text:style-name="P6"><text:s text:c="20"/>commitEdit(getItem());</text:p>
      <text:p text:style-name="P6"><text:s text:c="20"/>getItem().setValue(textField.getText());</text:p>
      <text:p text:style-name="P6"><text:s text:c="20"/>Storage.getInstanceOf().getFamily().get(getItem().getKey()).setName(getItem().getValue());</text:p>
      <text:p text:style-name="P6"><text:s text:c="16"/>}</text:p>
      <text:p text:style-name="P6"><text:s text:c="12"/>} else if (e.getCode() == KeyCode.ESCAPE) {</text:p>
      <text:p text:style-name="P6"><text:s text:c="16"/>cancelEdit();</text:p>
      <text:p text:style-name="P6"><text:s text:c="12"/>}</text:p>
      <text:p text:style-name="P6"><text:s text:c="8"/>});</text:p>
      <text:p text:style-name="P6"><text:s text:c="4"/>}</text:p>
      <text:p text:style-name="P6"/>
      <text:p text:style-name="P6"><text:s text:c="4"/>private String getString() {</text:p>
      <text:p text:style-name="P6"><text:s text:c="8"/>return getItem() == null ? "" : getItem().getValue();</text:p>
      <text:p text:style-name="P6"><text:s text:c="4"/>}</text:p>
      <text:p text:style-name="P6"/>
      <text:p text:style-name="P6"><text:s text:c="4"/>@Override</text:p>
      <text:p text:style-name="P6"><text:s text:c="4"/>protected void updateItem(Container string, boolean empty) {</text:p>
      <text:p text:style-name="P6"><text:s text:c="8"/>super.updateItem(string, empty);</text:p>
      <text:p text:style-name="P6"><text:s text:c="8"/>if (empty) {</text:p>
      <text:p text:style-name="P6"><text:s text:c="12"/>setText(null);</text:p>
      <text:p text:style-name="P6"><text:s text:c="12"/>setGraphic(null);</text:p>
      <text:p text:style-name="P6"><text:s text:c="8"/>} else {</text:p>
      <text:p text:style-name="P6"><text:s text:c="12"/>if (isEditing()) {</text:p>
      <text:p text:style-name="P6"><text:s text:c="16"/>if (textField != null) {</text:p>
      <text:p text:style-name="P6"><text:s text:c="20"/>textField.setText(getString());</text:p>
      <text:p text:style-name="P6"><text:s text:c="16"/>}</text:p>
      <text:p text:style-name="P6"><text:s text:c="16"/>setText(null);</text:p>
      <text:p text:style-name="P6"><text:s text:c="16"/>setGraphic(textField);</text:p>
      <text:p text:style-name="P6"><text:s text:c="12"/>} else {</text:p>
      <text:p text:style-name="P6"><text:s text:c="16"/>setText(getString());</text:p>
      <text:p text:style-name="P6"><text:soft-page-break/><text:s text:c="16"/>setGraphic(getTreeItem().getGraphic());</text:p>
      <text:p text:style-name="P6"><text:s text:c="12"/>}</text:p>
      <text:p text:style-name="P6"><text:s text:c="8"/>}</text:p>
      <text:p text:style-name="P6"><text:s text:c="4"/>}</text:p>
      <text:p text:style-name="P6">}</text:p>
      <text:p text:style-name="P6"/>
      <text:h text:style-name="P15" text:outline-level="2">interface ButtonOkListener</text:h>
      <text:p text:style-name="P6">package GUI;</text:p>
      <text:p text:style-name="P6"/>
      <text:p text:style-name="P6">/**</text:p>
      <text:p text:style-name="P6"><text:s/>* Created by slavik on 08.04.17.</text:p>
      <text:p text:style-name="P6"><text:s/>*/</text:p>
      <text:p text:style-name="P6">public interface ButtonOKListener {</text:p>
      <text:p text:style-name="P6"><text:s text:c="4"/>void buttonOKListener();</text:p>
      <text:p text:style-name="P6">}</text:p>
      <text:p text:style-name="P6"/>
      <text:h text:style-name="P16" text:outline-level="1">class Container</text:h>
      <text:p text:style-name="P6">package GUI;</text:p>
      <text:p text:style-name="P6"/>
      <text:p text:style-name="P6">import deprecated.People;</text:p>
      <text:p text:style-name="P6"/>
      <text:p text:style-name="P6">public class Container {</text:p>
      <text:p text:style-name="P6"><text:s text:c="4"/>private String key;</text:p>
      <text:p text:style-name="P6"><text:s text:c="4"/>private String value;</text:p>
      <text:p text:style-name="P6"><text:s text:c="4"/>private ContainerType type;</text:p>
      <text:p text:style-name="P6"/>
      <text:p text:style-name="P6"><text:s text:c="4"/>public Container(String key, String value, ContainerType type) {</text:p>
      <text:p text:style-name="P6"><text:s text:c="8"/>this.key = key;</text:p>
      <text:p text:style-name="P6"><text:s text:c="8"/>this.value = value;</text:p>
      <text:p text:style-name="P6"><text:s text:c="8"/>this.type = type;</text:p>
      <text:p text:style-name="P6"><text:s text:c="4"/>}</text:p>
      <text:p text:style-name="P6"/>
      <text:p text:style-name="P6"><text:s text:c="4"/>public String getKey() {</text:p>
      <text:p text:style-name="P6"><text:s text:c="8"/>return key;</text:p>
      <text:p text:style-name="P6"><text:s text:c="4"/>}</text:p>
      <text:p text:style-name="P6"/>
      <text:p text:style-name="P6"><text:s text:c="4"/>public String getValue() {</text:p>
      <text:p text:style-name="P6"><text:s text:c="8"/>return value;</text:p>
      <text:p text:style-name="P6"><text:s text:c="4"/>}</text:p>
      <text:p text:style-name="P6"/>
      <text:p text:style-name="P6"><text:s text:c="4"/>public void setKey(String key) {</text:p>
      <text:p text:style-name="P6"><text:s text:c="8"/>this.key = key;</text:p>
      <text:p text:style-name="P6"><text:s text:c="4"/>}</text:p>
      <text:p text:style-name="P6"/>
      <text:p text:style-name="P6"><text:s text:c="4"/>public void setValue(String value) {</text:p>
      <text:p text:style-name="P6"><text:s text:c="8"/>this.value = value;</text:p>
      <text:p text:style-name="P6"><text:s text:c="4"/>}</text:p>
      <text:p text:style-name="P6"/>
      <text:p text:style-name="P6"><text:s text:c="4"/>public ContainerType getType() {</text:p>
      <text:p text:style-name="P6"><text:s text:c="8"/>return type;</text:p>
      <text:p text:style-name="P6"><text:s text:c="4"/>}</text:p>
      <text:p text:style-name="P6"/>
      <text:p text:style-name="P6"><text:s text:c="4"/>public void setType(ContainerType type) {</text:p>
      <text:p text:style-name="P6"><text:s text:c="8"/>this.type = type;</text:p>
      <text:p text:style-name="P6"><text:s text:c="4"/>}</text:p>
      <text:p text:style-name="P6">}</text:p>
      <text:h text:style-name="P15" text:outline-level="2">enum ContainerType</text:h>
      <text:p text:style-name="P6">package GUI;</text:p>
      <text:p text:style-name="P6"/>
      <text:p text:style-name="P6">public enum ContainerType {</text:p>
      <text:p text:style-name="P6"><text:s text:c="4"/>COLLECTION,</text:p>
      <text:p text:style-name="P6"><text:s text:c="4"/>ELEMENT,</text:p>
      <text:p text:style-name="P6"><text:s text:c="4"/>AGE</text:p>
      <text:p text:style-name="P6"/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Программирование" style:family="paragraph" style:parent-style-name="Text_20_body" style:master-page-name="">
      <loext:graphic-properties draw:fill-image-width="0cm" draw:fill-image-height="0cm"/>
      <style:paragraph-properties fo:margin-top="0cm" fo:margin-bottom="0cm" loext:contextual-spacing="false" fo:line-height="0.349cm" fo:text-align="start" style:justify-single-word="false" fo:orphans="2" fo:widows="2" style:page-number="auto" fo:padding="0cm" fo:border="none" style:shadow="none">
        <style:tab-stops/>
      </style:paragraph-properties>
      <style:text-properties fo:font-variant="normal" fo:text-transform="none" fo:color="#333333" style:font-name="Liberation Serif1" fo:font-family="'Liberation Serif'" style:font-style-name="Обычный" style:font-family-generic="roman" style:font-pitch="variable" fo:font-size="10pt" fo:letter-spacing="normal" fo:font-style="normal" fo:font-weight="normal" officeooo:rsid="007178ea" fo:background-color="transparent" style:font-size-asian="8.69999980926514pt" style:font-weight-asian="normal" style:font-size-complex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47:34.724206060</meta:creation-date>
    <dc:date>2017-04-27T10:49:15.859458422</dc:date>
    <meta:editing-duration>PT1M41S</meta:editing-duration>
    <meta:editing-cycles>1</meta:editing-cycles>
    <meta:document-statistic meta:table-count="0" meta:image-count="0" meta:object-count="0" meta:page-count="15" meta:paragraph-count="784" meta:word-count="2432" meta:character-count="29812" meta:non-whitespace-character-count="22963"/>
    <meta:generator>LibreOffice/5.1.6.2$Linux_X86_64 LibreOffice_project/10m0$Build-2</meta:generator>
  </office:meta>
</office:document-meta>
</file>